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Astra Serif" svg:font-family="'PT Astra Serif'" style:font-family-generic="roman" style:font-pitch="variable"/>
    <style:font-face style:name="PT Astra Serif1" svg:font-family="'PT Astra Serif'" style:font-adornments="Жирный" style:font-family-generic="roman" style:font-pitch="variable"/>
    <style:font-face style:name="PT Astra Serif2" svg:font-family="'PT Astra Serif'" style:font-adornments="Обычный" style:font-family-generic="roman" style:font-pitch="variable"/>
    <style:font-face style:name="Source Code Pro" svg:font-family="'Source Code Pro'" style:font-adornments="Обычный" style:font-pitch="fixed"/>
    <style:font-face style:name="Source Code Pro Semibold" svg:font-family="'Source Code Pro Semibold'" style:font-adornments="Обычный" style:font-pitch="fixed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2.9cm" style:rel-column-width="1644*"/>
    </style:style>
    <style:style style:name="Таблица1.B" style:family="table-column">
      <style:table-column-properties style:column-width="2.757cm" style:rel-column-width="1563*"/>
    </style:style>
    <style:style style:name="Таблица1.C" style:family="table-column">
      <style:table-column-properties style:column-width="4.44cm" style:rel-column-width="2517*"/>
    </style:style>
    <style:style style:name="Таблица1.D" style:family="table-column">
      <style:table-column-properties style:column-width="6.904cm" style:rel-column-width="3914*"/>
    </style:style>
    <style:style style:name="Таблица1.A1" style:family="table-cell">
      <style:table-cell-properties style:vertical-align="middle" fo:padding="0.199cm" fo:border-left="0.5pt solid #000000" fo:border-right="none" fo:border-top="0.5pt solid #000000" fo:border-bottom="0.5pt solid #000000"/>
    </style:style>
    <style:style style:name="Таблица1.D1" style:family="table-cell">
      <style:table-cell-properties style:vertical-align="middle" fo:padding="0.199cm" fo:border="0.5pt solid #000000"/>
    </style:style>
    <style:style style:name="Таблица1.A2" style:family="table-cell">
      <style:table-cell-properties style:vertical-align="middle" fo:padding="0.199cm" fo:border-left="0.5pt solid #000000" fo:border-right="none" fo:border-top="none" fo:border-bottom="0.5pt solid #000000"/>
    </style:style>
    <style:style style:name="Таблица1.D2" style:family="table-cell">
      <style:table-cell-properties style:vertical-align="middle" fo:padding="0.199cm" fo:border-left="0.5pt solid #000000" fo:border-right="0.5pt solid #000000" fo:border-top="none" fo:border-bottom="0.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4.297cm" style:rel-column-width="2436*"/>
    </style:style>
    <style:style style:name="Таблица2.B" style:family="table-column">
      <style:table-column-properties style:column-width="4.89cm" style:rel-column-width="2772*"/>
    </style:style>
    <style:style style:name="Таблица2.C" style:family="table-column">
      <style:table-column-properties style:column-width="7.814cm" style:rel-column-width="4430*"/>
    </style:style>
    <style:style style:name="Таблица2.A1" style:family="table-cell">
      <style:table-cell-properties style:vertical-align="middle" fo:padding="0.199cm" fo:border-left="0.5pt solid #000000" fo:border-right="none" fo:border-top="0.5pt solid #000000" fo:border-bottom="0.5pt solid #000000"/>
    </style:style>
    <style:style style:name="Таблица2.C1" style:family="table-cell">
      <style:table-cell-properties style:vertical-align="middle" fo:padding="0.199cm" fo:border="0.5pt solid #000000"/>
    </style:style>
    <style:style style:name="Таблица2.A2" style:family="table-cell">
      <style:table-cell-properties style:vertical-align="middle" fo:padding="0.199cm" fo:border-left="0.5pt solid #000000" fo:border-right="none" fo:border-top="none" fo:border-bottom="0.5pt solid #000000"/>
    </style:style>
    <style:style style:name="Таблица2.C2" style:family="table-cell">
      <style:table-cell-properties style:vertical-align="middle" fo:padding="0.199cm" fo:border-left="0.5pt solid #000000" fo:border-right="0.5pt solid #000000" fo:border-top="none" fo:border-bottom="0.5pt solid #000000"/>
    </style:style>
    <style:style style:name="Таблица3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lr-tb">
        <style:background-image/>
      </style:table-properties>
    </style:style>
    <style:style style:name="Таблица3.A" style:family="table-column">
      <style:table-column-properties style:column-width="1.397cm" style:rel-column-width="792*"/>
    </style:style>
    <style:style style:name="Таблица3.B" style:family="table-column">
      <style:table-column-properties style:column-width="3.598cm" style:rel-column-width="2040*"/>
    </style:style>
    <style:style style:name="Таблица3.C" style:family="table-column">
      <style:table-column-properties style:column-width="3.006cm" style:rel-column-width="1704*"/>
    </style:style>
    <style:style style:name="Таблица3.E" style:family="table-column">
      <style:table-column-properties style:column-width="2.286cm" style:rel-column-width="1296*"/>
    </style:style>
    <style:style style:name="Таблица3.F" style:family="table-column">
      <style:table-column-properties style:column-width="3.708cm" style:rel-column-width="2102*"/>
    </style:style>
    <style:style style:name="Таблица3.1" style:family="table-row">
      <style:table-row-properties fo:background-color="transparent" fo:keep-together="auto">
        <style:background-image/>
      </style:table-row-properties>
    </style:style>
    <style:style style:name="Таблица3.A1" style:family="table-cell">
      <style:table-cell-properties style:vertical-align="middle" fo:background-color="transparent" fo:padding="0.199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3.F1" style:family="table-cell">
      <style:table-cell-properties style:vertical-align="middle" fo:background-color="transparent" fo:padding="0.199cm" fo:border="0.5pt solid #000000" style:writing-mode="lr-tb">
        <style:background-image/>
      </style:table-cell-properties>
    </style:style>
    <style:style style:name="Таблица3.A2" style:family="table-cell">
      <style:table-cell-properties style:vertical-align="middle" fo:background-color="transparent" fo:padding="0.199cm" fo:border-left="0.5pt solid #000000" fo:border-right="none" fo:border-top="none" fo:border-bottom="0.5pt solid #000000" style:writing-mode="lr-tb">
        <style:background-image/>
      </style:table-cell-properties>
    </style:style>
    <style:style style:name="Таблица3.F2" style:family="table-cell">
      <style:table-cell-properties style:vertical-align="middle" fo:background-color="transparent" fo:padding="0.199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Таблица3.6" style:family="table-row">
      <style:table-row-properties style:min-row-height="0.796cm" fo:background-color="transparent" fo:keep-together="auto">
        <style:background-image/>
      </style:table-row-properties>
    </style:style>
    <style:style style:name="P1" style:family="paragraph" style:parent-style-name="Ведомство_20_учреждение" style:master-page-name="First_20_Page">
      <style:paragraph-properties style:page-number="auto"/>
    </style:style>
    <style:style style:name="P2" style:family="paragraph" style:parent-style-name="Ведомство_20_и_20_организация">
      <style:text-properties officeooo:rsid="003a0181" officeooo:paragraph-rsid="01249f5b"/>
    </style:style>
    <style:style style:name="P3" style:family="paragraph" style:parent-style-name="Заголовок_20_2_20_на_20_титульной">
      <style:text-properties officeooo:paragraph-rsid="01249f5b"/>
    </style:style>
    <style:style style:name="P4" style:family="paragraph" style:parent-style-name="Text_20_body">
      <style:paragraph-properties fo:text-align="center" style:justify-single-word="false"/>
      <style:text-properties officeooo:paragraph-rsid="00ba4877"/>
    </style:style>
    <style:style style:name="P5" style:family="paragraph" style:parent-style-name="Заголовок_20_1_20_на_20_титульной">
      <style:text-properties officeooo:rsid="003ec6b8" officeooo:paragraph-rsid="00ba4877"/>
    </style:style>
    <style:style style:name="P6" style:family="paragraph" style:parent-style-name="Заголовок_20_1_20_на_20_титульной">
      <style:text-properties officeooo:rsid="00740306" officeooo:paragraph-rsid="00ba4877"/>
    </style:style>
    <style:style style:name="P7" style:family="paragraph" style:parent-style-name="Заголовок_20_2_20_на_20_титульной">
      <style:text-properties officeooo:rsid="003ec6b8" officeooo:paragraph-rsid="00ba4877"/>
    </style:style>
    <style:style style:name="P8" style:family="paragraph" style:parent-style-name="Блок_20_научного_20_руководителя" style:master-page-name="">
      <loext:graphic-properties draw:fill="none" draw:fill-color="#729fcf"/>
      <style:paragraph-properties fo:margin-left="5.001cm" fo:margin-right="0cm" fo:margin-top="0cm" fo:margin-bottom="0.25cm" style:contextual-spacing="true" fo:line-height="120%" fo:text-align="start" style:justify-single-word="false" fo:text-indent="0cm" style:auto-text-indent="false" style:page-number="auto" fo:background-color="transparent"/>
    </style:style>
    <style:style style:name="P9" style:family="paragraph" style:parent-style-name="Блок_20_научного_20_руководителя">
      <loext:graphic-properties draw:fill="none" draw:fill-color="#729fcf"/>
      <style:paragraph-properties fo:margin-left="5.001cm" fo:margin-right="0cm" fo:margin-top="0cm" fo:margin-bottom="0.25cm" style:contextual-spacing="true" fo:line-height="120%" fo:text-align="start" style:justify-single-word="false" fo:text-indent="0cm" style:auto-text-indent="false" fo:background-color="transparent"/>
    </style:style>
    <style:style style:name="P10" style:family="paragraph" style:parent-style-name="Блок_20_научного_20_руководителя" style:master-page-name="">
      <loext:graphic-properties draw:fill="none" draw:fill-color="#729fcf"/>
      <style:paragraph-properties fo:margin-left="6.001cm" fo:margin-right="0cm" fo:margin-top="0cm" fo:margin-bottom="0.25cm" style:contextual-spacing="true" fo:line-height="120%" fo:text-align="start" style:justify-single-word="false" fo:text-indent="0cm" style:auto-text-indent="false" style:page-number="auto" fo:background-color="transparent"/>
      <style:text-properties officeooo:paragraph-rsid="0129e68b"/>
    </style:style>
    <style:style style:name="P11" style:family="paragraph" style:parent-style-name="Блок_20_научного_20_руководителя">
      <loext:graphic-properties draw:fill="none" draw:fill-color="#729fcf"/>
      <style:paragraph-properties fo:margin-left="6.001cm" fo:margin-right="0cm" fo:margin-top="0cm" fo:margin-bottom="0.25cm" style:contextual-spacing="true" fo:line-height="120%" fo:text-align="start" style:justify-single-word="false" fo:text-indent="0cm" style:auto-text-indent="false" fo:background-color="transparent"/>
      <style:text-properties officeooo:paragraph-rsid="0129e68b"/>
    </style:style>
    <style:style style:name="P12" style:family="paragraph" style:parent-style-name="Блок_20_научного_20_руководителя">
      <loext:graphic-properties draw:fill="none" draw:fill-color="#729fcf"/>
      <style:paragraph-properties fo:margin-left="6.001cm" fo:margin-right="0cm" fo:margin-top="0cm" fo:margin-bottom="0.25cm" style:contextual-spacing="true" fo:line-height="120%" fo:text-align="start" style:justify-single-word="false" fo:text-indent="0cm" style:auto-text-indent="false" fo:background-color="transparent"/>
      <style:text-properties officeooo:rsid="012693c1" officeooo:paragraph-rsid="0129e68b"/>
    </style:style>
    <style:style style:name="P13" style:family="paragraph" style:parent-style-name="Heading_20_2">
      <style:paragraph-properties fo:break-before="page"/>
    </style:style>
    <style:style style:name="P14" style:family="paragraph" style:parent-style-name="Text_20_body">
      <style:text-properties officeooo:paragraph-rsid="00ba4877"/>
    </style:style>
    <style:style style:name="P15" style:family="paragraph" style:parent-style-name="Text_20_body" style:list-style-name="L1">
      <style:text-properties officeooo:paragraph-rsid="00ba4877"/>
    </style:style>
    <style:style style:name="P16" style:family="paragraph" style:parent-style-name="Heading_20_1">
      <style:text-properties officeooo:rsid="0133d30d"/>
    </style:style>
    <style:style style:name="P17" style:family="paragraph" style:parent-style-name="Text_20_body">
      <style:text-properties officeooo:paragraph-rsid="01382719"/>
    </style:style>
    <style:style style:name="P18" style:family="paragraph" style:parent-style-name="Text_20_body" style:list-style-name="L2"/>
    <style:style style:name="P19" style:family="paragraph" style:parent-style-name="Heading_20_3">
      <style:text-properties officeooo:paragraph-rsid="0133d30d"/>
    </style:style>
    <style:style style:name="P20" style:family="paragraph" style:parent-style-name="Text_20_body">
      <style:text-properties officeooo:rsid="0136e132" officeooo:paragraph-rsid="0133d30d"/>
    </style:style>
    <style:style style:name="P21" style:family="paragraph" style:parent-style-name="Table">
      <style:paragraph-properties fo:keep-with-next="always"/>
      <style:text-properties officeooo:paragraph-rsid="01382719"/>
    </style:style>
    <style:style style:name="P22" style:family="paragraph" style:parent-style-name="Table_20_Contents">
      <style:paragraph-properties fo:text-align="center" style:justify-single-word="false"/>
      <style:text-properties officeooo:rsid="01382719" officeooo:paragraph-rsid="01382719"/>
    </style:style>
    <style:style style:name="P23" style:family="paragraph" style:parent-style-name="Table_20_Contents">
      <style:text-properties officeooo:rsid="01382719" officeooo:paragraph-rsid="01382719"/>
    </style:style>
    <style:style style:name="P24" style:family="paragraph" style:parent-style-name="Table_20_Contents">
      <style:text-properties officeooo:paragraph-rsid="01382719"/>
    </style:style>
    <style:style style:name="P25" style:family="paragraph" style:parent-style-name="Text_20_body">
      <style:paragraph-properties fo:margin-left="0cm" fo:text-indent="0cm" style:auto-text-indent="false"/>
      <style:text-properties officeooo:rsid="013a2363" officeooo:paragraph-rsid="01382719"/>
    </style:style>
    <style:style style:name="P26" style:family="paragraph" style:parent-style-name="Text_20_body">
      <style:paragraph-properties fo:margin-left="0cm" fo:text-indent="0cm" style:auto-text-indent="false"/>
      <style:text-properties fo:font-weight="normal" officeooo:paragraph-rsid="0136e132" style:font-weight-asian="normal" style:font-weight-complex="normal"/>
    </style:style>
    <style:style style:name="P27" style:family="paragraph" style:parent-style-name="Text_20_body">
      <style:text-properties officeooo:paragraph-rsid="0133d30d"/>
    </style:style>
    <style:style style:name="P28" style:family="paragraph" style:parent-style-name="Table">
      <style:paragraph-properties fo:keep-with-next="always"/>
      <style:text-properties officeooo:paragraph-rsid="013997b2"/>
    </style:style>
    <style:style style:name="P29" style:family="paragraph" style:parent-style-name="Table_20_Contents">
      <style:paragraph-properties fo:text-align="center" style:justify-single-word="false"/>
      <style:text-properties officeooo:rsid="013997b2" officeooo:paragraph-rsid="013997b2"/>
    </style:style>
    <style:style style:name="P30" style:family="paragraph" style:parent-style-name="Table_20_Contents">
      <style:text-properties officeooo:rsid="01382719" officeooo:paragraph-rsid="013997b2"/>
    </style:style>
    <style:style style:name="P31" style:family="paragraph" style:parent-style-name="Table_20_Contents">
      <style:text-properties officeooo:paragraph-rsid="013997b2"/>
    </style:style>
    <style:style style:name="P32" style:family="paragraph" style:parent-style-name="Text_20_body">
      <style:paragraph-properties fo:margin-left="0cm" fo:text-indent="0cm" style:auto-text-indent="false"/>
      <style:text-properties officeooo:rsid="0136e132" officeooo:paragraph-rsid="013997b2"/>
    </style:style>
    <style:style style:name="P33" style:family="paragraph" style:parent-style-name="Heading_20_3">
      <style:paragraph-properties fo:keep-with-next="always"/>
    </style:style>
    <style:style style:name="P34" style:family="paragraph" style:parent-style-name="Text_20_body">
      <style:text-properties officeooo:rsid="0133d30d" officeooo:paragraph-rsid="0133d30d"/>
    </style:style>
    <style:style style:name="P35" style:family="paragraph" style:parent-style-name="Text_20_body">
      <style:text-properties officeooo:rsid="0133d30d" officeooo:paragraph-rsid="013a2363"/>
    </style:style>
    <style:style style:name="P36" style:family="paragraph" style:parent-style-name="Table">
      <style:paragraph-properties fo:keep-with-next="always"/>
      <style:text-properties officeooo:paragraph-rsid="013a2363"/>
    </style:style>
    <style:style style:name="P37" style:family="paragraph" style:parent-style-name="Table_20_Contents">
      <style:paragraph-properties fo:text-align="center" style:justify-single-word="false"/>
      <style:text-properties officeooo:paragraph-rsid="013997b2"/>
    </style:style>
    <style:style style:name="P38" style:family="paragraph" style:parent-style-name="Table_20_Contents">
      <style:text-properties officeooo:rsid="013a2363" officeooo:paragraph-rsid="013a2363"/>
    </style:style>
    <style:style style:name="P39" style:family="paragraph" style:parent-style-name="Table_20_Contents">
      <style:paragraph-properties fo:text-align="center" style:justify-single-word="false"/>
      <style:text-properties officeooo:rsid="013a2363" officeooo:paragraph-rsid="013a2363"/>
    </style:style>
    <style:style style:name="P40" style:family="paragraph" style:parent-style-name="Heading_20_1">
      <style:paragraph-properties fo:keep-with-next="always"/>
      <style:text-properties officeooo:rsid="0133d30d" officeooo:paragraph-rsid="013c621f" style:font-name-asian="Noto Sans CJK SC" style:font-name-complex="Noto Sans Devanagari1"/>
    </style:style>
    <style:style style:name="P41" style:family="paragraph" style:parent-style-name="Text_20_body">
      <style:text-properties officeooo:rsid="013c621f" officeooo:paragraph-rsid="013c621f" style:font-name-asian="Noto Sans CJK SC" style:font-name-complex="Noto Sans Devanagari1"/>
    </style:style>
    <style:style style:name="P42" style:family="paragraph" style:parent-style-name="Heading_20_1">
      <style:text-properties officeooo:paragraph-rsid="013c621f"/>
    </style:style>
    <style:style style:name="T1" style:family="text">
      <style:text-properties officeooo:rsid="01249f5b"/>
    </style:style>
    <style:style style:name="T2" style:family="text">
      <style:text-properties officeooo:rsid="012d105e"/>
    </style:style>
    <style:style style:name="T3" style:family="text">
      <style:text-properties officeooo:rsid="003e523d"/>
    </style:style>
    <style:style style:name="T4" style:family="text">
      <style:text-properties officeooo:rsid="003c9835"/>
    </style:style>
    <style:style style:name="T5" style:family="text">
      <style:text-properties officeooo:rsid="0133d30d"/>
    </style:style>
    <style:style style:name="T6" style:family="text">
      <style:text-properties officeooo:rsid="012693c1"/>
    </style:style>
    <style:style style:name="T7" style:family="text">
      <style:text-properties officeooo:rsid="013b5456"/>
    </style:style>
    <style:style style:name="T8" style:family="text">
      <style:text-properties officeooo:rsid="01382719"/>
    </style:style>
    <style:style style:name="T9" style:family="text">
      <style:text-properties officeooo:rsid="013a2363"/>
    </style:style>
    <style:style style:name="T10" style:family="text">
      <style:text-properties fo:language="en" fo:country="US" officeooo:rsid="013c621f"/>
    </style:style>
    <style:style style:name="T11" style:family="text">
      <style:text-properties officeooo:rsid="013dffe8"/>
    </style:style>
    <style:style style:name="T12" style:family="text">
      <style:text-properties officeooo:rsid="013997b2"/>
    </style:style>
    <style:style style:name="T13" style:family="text">
      <style:text-properties officeooo:rsid="013c621f"/>
    </style:style>
    <style:style style:name="T14" style:family="text">
      <style:text-properties style:font-name-asian="Noto Sans CJK SC" style:font-name-complex="Noto Sans Devanagari1"/>
    </style:style>
    <style:style style:name="T15" style:family="text">
      <style:text-properties fo:language="en" fo:country="US"/>
    </style:style>
    <style:style style:name="T16" style:family="text">
      <style:text-properties officeooo:rsid="013c621f" style:font-name-asian="Noto Sans CJK SC" style:font-name-complex="Noto Sans Devanagari1"/>
    </style:style>
    <style:style style:name="T17" style:family="text">
      <style:text-properties officeooo:rsid="0133d30d" style:font-name-asian="Noto Sans CJK SC" style:font-name-complex="Noto Sans Devanagari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1" text:separation-character=" 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Листинг"/>
        <text:sequence-decl text:display-outline-level="1" text:separation-character="." text:name="Equation"/>
      </text:sequence-decls>
      <text:p text:style-name="P1">Министерство образования и науки Краснодарского края</text:p>
      <text:p text:style-name="P2">ГОСУДАРСТВЕННОЕ БЮДЖЕТНОЕ ПРОФЕССИОНАЛЬНОЕ ОБРАЗОВАТЕЛЬНОЕ УЧРЕЖДЕНИЕ КРАСНОДАРСКОГО КРАЯ ЕЙСКИЙ ПОЛИПРОФИЛЬНЫЙ КОЛЛЕДЖ</text:p>
      <text:p text:style-name="Ведомство_20_учреждение"><text:span text:style-name="T1">(</text:span>ГБПОУ КК ЕПК<text:span text:style-name="T1">)</text:span></text:p>
      <text:p text:style-name="Text_20_body"/>
      <text:p text:style-name="Основной_20_текст_20_на_20_титульной"/>
      <text:p text:style-name="Основной_20_текст_20_на_20_титульной">Отделение педагогики</text:p>
      <text:p text:style-name="Text_20_body"/>
      <text:p text:style-name="Text_20_body"/>
      <text:p text:style-name="P3">ОТЧЕТ ПО <text:span text:style-name="T2">УЧЕБНОЙ ПРАКТИКЕ</text:span></text:p>
      <text:p text:style-name="P4"/>
      <text:p text:style-name="P5"/>
      <text:p text:style-name="P6">Разработка (подготовка) документации и отчетных форм для внедрения программных средств</text:p>
      <text:p text:style-name="P5"/>
      <text:p text:style-name="P7"/>
      <text:p text:style-name="P8"/>
      <text:p text:style-name="P9"/>
      <text:p text:style-name="P10"><text:span text:style-name="T3">Выполнил</text:span><text:span text:style-name="T4"><text:tab/><text:tab/></text:span><text:span text:style-name="T3">студент групп</text:span><text:span text:style-name="T5">ы</text:span><text:span text:style-name="T3"> </text:span><text:span text:style-name="T5">И-41</text:span></text:p>
      <text:p text:style-name="P11"><text:span text:style-name="T6"><text:tab/><text:tab/><text:tab/></text:span><text:span text:style-name="T5">Григорян Э.Г.</text:span></text:p>
      <text:p text:style-name="P12">Специальность <text:tab/>09.02.07 Информационные <text:tab/><text:tab/><text:tab/><text:tab/>системы и программирование</text:p>
      <text:p text:style-name="P11"><text:span text:style-name="T3">Руководитель</text:span> <text:tab/>преподаватель Фомин А. Т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Основной_20_текст_20_на_20_титульной">г. Ейск, 2025 г.</text:p>
      <text:h text:style-name="P13" text:outline-level="2" text:is-list-header="true"><text:tab/> Цель работы</text:h>
      <text:p text:style-name="P14">Сформировать практические навыки разработки комплекта документации, необходимой для успешного внедрения программного средства (ПС) в эксплуатацию.</text:p>
      <text:h text:style-name="Heading_20_2" text:outline-level="2">Решаемые задачи</text:h>
      <text:list text:style-name="L1">
        <text:list-item>
          <text:p text:style-name="P15">изучить типовую структуру документации для внедрения ПО;</text:p>
        </text:list-item>
        <text:list-item>
          <text:p text:style-name="P15">разработать сценарий внедрения программного продукта;</text:p>
        </text:list-item>
        <text:list-item>
          <text:p text:style-name="P15">составить руководство оператора;</text:p>
        </text:list-item>
        <text:list-item>
          <text:p text:style-name="P15">подготовить отчётные формы для фиксации процесса внедрения;</text:p>
        </text:list-item>
        <text:list-item>
          <text:p text:style-name="P15">оформить документацию в соответствии с нормативными требованиями.</text:p>
        </text:list-item>
      </text:list>
      <text:h text:style-name="P16" text:outline-level="1">1 Краткое описание программного средства (ПС)</text:h>
      <text:p text:style-name="P17">Разработанное программное средство «Система автоматизации багетной мастерской» представляет собой готовое к использованию desktop-приложение, которое поставляется в виде собранной deploy-версии. Система предназначена для комплексной автоматизации всех бизнес-процессов багетной мастерской, включая оформление заказов, управление производством, учёт материалов и клиентов, а также формирование отчётности. Приложение работает в клиент-серверной архитектуре, где клиентская часть представляет собой исполняемый файл, не требующий установки дополнительных библиотек или компонентов, а серверная часть использует PostgreSQL для хранения данных.</text:p>
      <text:p text:style-name="Text_20_body">Основные возможности:</text:p>
      <text:list text:style-name="L2">
        <text:list-item>
          <text:p text:style-name="P18">Автоматический расчёт стоимости заказов;</text:p>
        </text:list-item>
        <text:list-item>
          <text:p text:style-name="P18">Управление складом материалов и товаров;</text:p>
        </text:list-item>
        <text:list-item>
          <text:p text:style-name="P18">Контроль выполнения заказов в производстве;</text:p>
        </text:list-item>
        <text:list-item>
          <text:p text:style-name="P18">Формирование отчётов и аналитики;</text:p>
        </text:list-item>
      </text:list>
      <text:p text:style-name="Text_20_body">Система обеспечивает разделение ролей пользователей на «Продавца» и «Мастера производства», каждый из которых получает специализированный интерфейс для выполнения своих задач. Все бизнес-процессы, ранее выполнявшиеся вручную или с помощью бумажных носителей, переводятся в цифровой формат с автоматическим контролем целостности данных, что исключает ошибки и дублирование информации.</text:p>
      <text:h text:style-name="Heading_20_1" text:outline-level="1"><text:soft-page-break/><text:span text:style-name="T5">2</text:span> <text:span text:style-name="T5">Документация</text:span></text:h>
      <text:h text:style-name="P19" text:outline-level="3"><text:span text:style-name="T5">2.1 Сценарий внедрения</text:span></text:h>
      <text:p text:style-name="P20">Цель внедрения — быстрый переход на автоматизированную систему управления багетной мастерской без сложных процедур установки и настройки, с минимальным временем простоя и без необходимости привлечения высококвалифицированных технических специалистов.</text:p>
      <text:p text:style-name="P20">Объекты внедрения включают рабочие места сотрудников багетной мастерской: <text:span text:style-name="T7">два</text:span> компьютера для продавцов в зоне приёма заказов и два компьютера для мастеров в производственном цехе. Сервер базы данных PostgreSQL уже развёрнут и функционирует.</text:p>
      <text:p text:style-name="P20">Этапы работ спланированы с учётом минимального времени внедрения — всего три рабочих дня. В первый день выполняется подготовка рабочих мест, установка клиентской части приложения <text:span text:style-name="T8">и проверка работоспособности сервера</text:span>. Второй день посвящён обучению персонала работе с системой. Третий день отводится на пробный запуск, устранение возможных замечаний и официальный ввод системы в эксплуатацию.</text:p>
      <text:p text:style-name="P21">Таблица <text:sequence text:ref-name="refTable0" text:name="Table" text:formula="ooow:Table+1" style:num-format="1">1</text:sequence><text:s/>— <text:span text:style-name="T8">График выполнения работ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22">Дата</text:p>
          </table:table-cell>
          <table:table-cell table:style-name="Таблица1.A1" office:value-type="string">
            <text:p text:style-name="P22">Этап работ</text:p>
          </table:table-cell>
          <table:table-cell table:style-name="Таблица1.A1" office:value-type="string">
            <text:p text:style-name="P22">Ответственный</text:p>
          </table:table-cell>
          <table:table-cell table:style-name="Таблица1.D1" office:value-type="string">
            <text:p text:style-name="P22">Критерий завершения этапа</text:p>
          </table:table-cell>
        </table:table-row>
        <table:table-row>
          <table:table-cell table:style-name="Таблица1.A2" office:value-type="string">
            <text:p text:style-name="P22">День 1</text:p>
          </table:table-cell>
          <table:table-cell table:style-name="Таблица1.A2" office:value-type="string">
            <text:p text:style-name="P23">Установка ПО на рабочие места</text:p>
          </table:table-cell>
          <table:table-cell table:style-name="Таблица1.A2" office:value-type="string">
            <text:p text:style-name="P24">Технический специалист</text:p>
          </table:table-cell>
          <table:table-cell table:style-name="Таблица1.D2" office:value-type="string">
            <text:p text:style-name="P24">Приложение запускается на всех компьютерах <text:span text:style-name="T8">и устанавливает соединение с сервером базы данных</text:span></text:p>
          </table:table-cell>
        </table:table-row>
        <table:table-row>
          <table:table-cell table:style-name="Таблица1.A2" office:value-type="string">
            <text:p text:style-name="P22">День 2</text:p>
          </table:table-cell>
          <table:table-cell table:style-name="Таблица1.A2" office:value-type="string">
            <text:p text:style-name="P23">Обучение персонала</text:p>
          </table:table-cell>
          <table:table-cell table:style-name="Таблица1.A2" office:value-type="string">
            <text:p text:style-name="P24">Технический специалист</text:p>
          </table:table-cell>
          <table:table-cell table:style-name="Таблица1.D2" office:value-type="string">
            <text:p text:style-name="P24">Пользователи выполняют типовые операции, <text:span text:style-name="T8">соответствующие их должностям</text:span></text:p>
          </table:table-cell>
        </table:table-row>
        <table:table-row>
          <table:table-cell table:style-name="Таблица1.A2" office:value-type="string">
            <text:p text:style-name="P22">День 3</text:p>
          </table:table-cell>
          <table:table-cell table:style-name="Таблица1.A2" office:value-type="string">
            <text:p text:style-name="P23">Запуск и приёмка</text:p>
          </table:table-cell>
          <table:table-cell table:style-name="Таблица1.A2" office:value-type="string">
            <text:p text:style-name="P24">Руководитель проекта <text:span text:style-name="T8">и технический специалист</text:span></text:p>
          </table:table-cell>
          <table:table-cell table:style-name="Таблица1.D2" office:value-type="string">
            <text:p text:style-name="P24"><text:span text:style-name="T9">Успешное устранение возникших проблем при тестировании, п</text:span>одписан акт ввода в эксплуатацию</text:p>
          </table:table-cell>
        </table:table-row>
      </table:table>
      <text:p text:style-name="P25"/>
      <text:p text:style-name="P26"><text:tab/>Риски и меры по их минимизации учитывают возможность сопротивления персонала новым технологиям, что решается качественным обучением и разъяснением преимуществ системы. Проблемы с сетевым подключением компенсируются проверкой соединения до начала установки. Потеря данных исключается, так как сервер базы данных уже содержит всю необходимую информацию и настроенное резервное копирование.</text:p>
      <text:h text:style-name="Heading_20_3" text:outline-level="3"><text:soft-page-break/>2.2 Руководство оператора</text:h>
      <text:p text:style-name="P27">Программа «Система автоматизации багетной мастерской» предназначена для автоматизации основных бизнес-процессов предприятия: ведения клиентской базы, оформления заказов на изготовление багетных рамок, управления производственными заданиями, учёта материалов и готовой продукции, оформления продаж и формирования оперативной отчётности.</text:p>
      <text:p text:style-name="P27">Для работы программы необходимо наличие рабочего места, подключённого к сети предприятия, с установленной операционной системой Windows 10/11, <text:span text:style-name="T10">Linux</text:span>, либо macOS 11 и выше. Дополнительные программные компоненты не требуются.</text:p>
      <text:p text:style-name="P27">Для начала работы найдите на рабочем столе ярлык с названием «Багетная мастерская» и запустите его двойным щелчком мыши. В открывшемся окне авторизации введите ваш индивидуальный логин и пароль, выданные <text:span text:style-name="T11">руководителем</text:span>. После успешного входа откроется главное окно приложения с интерфейсом, соответствующим вашей роли (Продавец или Мастер производства).</text:p>
      <text:p text:style-name="P27">Пользователи с ролью «Продавец» осуществляют приём заказов, для чего в разделе «Клиенты» необходимо найти или добавить нового клиента, после чего перейти в раздел «Заказы» и оформить новый заказ с указанием необходимых материалов. Система автоматически рассчитает стоимость. Продажа готовых товаров оформляется в разделе «Продажи». Пользователи с ролью «Мастер производства» в разделе «Мои заказы» просматривают назначенные задания и изменяют их статус по мере выполнения.</text:p>
      <text:p text:style-name="P28">Таблица <text:sequence text:ref-name="refTable1" text:name="Table" text:formula="ooow:Table+1" style:num-format="1">2</text:sequence><text:s/>— <text:span text:style-name="T12">Сообщения оператору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29">Сообщения системы</text:p>
          </table:table-cell>
          <table:table-cell table:style-name="Таблица2.A1" office:value-type="string">
            <text:p text:style-name="P29">Причина возникновения</text:p>
          </table:table-cell>
          <table:table-cell table:style-name="Таблица2.C1" office:value-type="string">
            <text:p text:style-name="P29">Действия оператора</text:p>
          </table:table-cell>
        </table:table-row>
        <table:table-row>
          <table:table-cell table:style-name="Таблица2.A2" office:value-type="string">
            <text:p text:style-name="P30">«Ошибка подключения к базе данных»</text:p>
          </table:table-cell>
          <table:table-cell table:style-name="Таблица2.A2" office:value-type="string">
            <text:p text:style-name="P31">Нет сетевого соединения с сервером БД</text:p>
          </table:table-cell>
          <table:table-cell table:style-name="Таблица2.C2" office:value-type="string">
            <text:p text:style-name="P31">Проверить сетевое подключение, сообщить <text:span text:style-name="T11">техническому специалисту</text:span></text:p>
          </table:table-cell>
        </table:table-row>
        <table:table-row>
          <table:table-cell table:style-name="Таблица2.A2" office:value-type="string">
            <text:p text:style-name="P30">«Неверный логин или пароль»</text:p>
          </table:table-cell>
          <table:table-cell table:style-name="Таблица2.A2" office:value-type="string">
            <text:p text:style-name="P31">Ошибка ввода учётных данных</text:p>
          </table:table-cell>
          <table:table-cell table:style-name="Таблица2.C2" office:value-type="string">
            <text:p text:style-name="P31">Проверить корректность ввода, <text:span text:style-name="T12">обратиться к руководителю для получения актуальных данных для входа</text:span></text:p>
          </table:table-cell>
        </table:table-row>
        <table:table-row>
          <table:table-cell table:style-name="Таблица2.A2" office:value-type="string">
            <text:p text:style-name="P30">«Не заполнено обязательное поле»</text:p>
          </table:table-cell>
          <table:table-cell table:style-name="Таблица2.A2" office:value-type="string">
            <text:p text:style-name="P31">Отсутствие данных в обязательном для заполнения поле</text:p>
          </table:table-cell>
          <table:table-cell table:style-name="Таблица2.C2" office:value-type="string">
            <text:p text:style-name="P31">Заполнить поле, отмеченное красн<text:span text:style-name="T12">ым цветом</text:span></text:p>
          </table:table-cell>
        </table:table-row>
        <table:table-row>
          <table:table-cell table:style-name="Таблица2.A2" office:value-type="string">
            <text:p text:style-name="P30">«Недостаточно <text:soft-page-break/>материалов на складе»</text:p>
          </table:table-cell>
          <table:table-cell table:style-name="Таблица2.A2" office:value-type="string">
            <text:p text:style-name="P31">Попытка оформить <text:soft-page-break/>заказ при отсутствии необходимого количества материалов</text:p>
          </table:table-cell>
          <table:table-cell table:style-name="Таблица2.C2" office:value-type="string">
            <text:p text:style-name="P31">Изменить спецификацию заказа или <text:soft-page-break/>сообщить ответственному о пополнении запасов</text:p>
          </table:table-cell>
        </table:table-row>
      </table:table>
      <text:p text:style-name="P32"/>
      <text:p text:style-name="P27">В случае аварийного завершения работы программы следует повторно запустить приложение. При возникновении ошибок, не указанных в таблице сообщений, необходимо зафиксировать текст ошибки и сообщить <text:span text:style-name="T13">техническому специалисту.</text:span></text:p>
      <text:p text:style-name="P27">Для ускорения работы используйте функцию быстрого поиска в таблицах для нахождения нужных записей.</text:p>
      <text:h text:style-name="P33" text:outline-level="3"><text:span text:style-name="T14">2.3 Инструкция по установке</text:span></text:h>
      <text:p text:style-name="P34">1. Подготовка рабочих мест - <text:span text:style-name="T9">у</text:span>бедитесь, что на каждом компьютере, предназначенном для работы с системой, установлена одна из поддерживаемых операционных систем: Windows 10/11, <text:span text:style-name="T10">Linux </text:span>или macOS 11+. Проверьте наличие стабильного сетевого подключения к серверу базы данных PostgreSQL. Дополнительное программное обеспечение, включая библиотеки Qt или драйверы баз данных, не требуется.</text:p>
      <text:p text:style-name="P35">2. Развёртывание клиентской части - <text:span text:style-name="T9">п</text:span>олучите архив с deploy-версией приложения. Распакуйте содержимое архива в отдельную папку на каждом рабочем месте, например, C:\<text:span text:style-name="T15">BaguetteWorkshop</text:span>\. Внутри папки находится исполняемый файл <text:span text:style-name="T15">BaguetteWorkshop</text:span>.exe (для Windows) или <text:span text:style-name="T15">BaguetteWorkshop</text:span> (для Linux/macOS).</text:p>
      <text:p text:style-name="P34">3. Настройка и запуск - <text:span text:style-name="T9">с</text:span>оздайте ярлык для исполняемого файла на рабочем столе для удобства запуска. При первом запуске система проверит соединение с базой данных. В случае успешного подключения откроется окно авторизации. Для входа используйте учётные данные, предоставленные <text:span text:style-name="T11">руководителем</text:span>. После этого приложение готово к работе.</text:p>
      <text:h text:style-name="P33" text:outline-level="3"><text:span text:style-name="T14">2.4 Протокол тестирования</text:span></text:h>
      <text:p text:style-name="P36">Таблица <text:sequence text:ref-name="refTable2" text:name="Table" text:formula="ooow:Table+1" style:num-format="1">3</text:sequence><text:s/>— <text:span text:style-name="T9">Протокол приемо-сдаточных испытаний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 table:number-columns-repeated="2"/>
        <table:table-column table:style-name="Таблица3.E"/>
        <table:table-column table:style-name="Таблица3.F"/>
        <table:table-row table:style-name="Таблица3.1">
          <table:table-cell table:style-name="Таблица3.A1" office:value-type="string">
            <text:p text:style-name="P37">№ теста</text:p>
          </table:table-cell>
          <table:table-cell table:style-name="Таблица3.A1" office:value-type="string">
            <text:p text:style-name="P37">Описание сценария</text:p>
          </table:table-cell>
          <table:table-cell table:style-name="Таблица3.A1" office:value-type="string">
            <text:p text:style-name="P37">Ожидаемый результат</text:p>
          </table:table-cell>
          <table:table-cell table:style-name="Таблица3.A1" office:value-type="string">
            <text:p text:style-name="P37">Фактический результат</text:p>
          </table:table-cell>
          <table:table-cell table:style-name="Таблица3.A1" office:value-type="string">
            <text:p text:style-name="P37">Статус</text:p>
          </table:table-cell>
          <table:table-cell table:style-name="Таблица3.F1" office:value-type="string">
            <text:p text:style-name="P37">Подпись тестировщика</text:p>
          </table:table-cell>
        </table:table-row>
        <table:table-row table:style-name="Таблица3.1">
          <table:table-cell table:style-name="Таблица3.A2" office:value-type="string">
            <text:p text:style-name="P37">1</text:p>
          </table:table-cell>
          <table:table-cell table:style-name="Таблица3.A2" office:value-type="string">
            <text:p text:style-name="P31">Запуск приложения и авторизация пользователя</text:p>
          </table:table-cell>
          <table:table-cell table:style-name="Таблица3.A2" office:value-type="string">
            <text:p text:style-name="P31">Открытие главного окна системы</text:p>
          </table:table-cell>
          <table:table-cell table:style-name="Таблица3.A2" office:value-type="string">
            <text:p text:style-name="P31">Открытие главного окна системы</text:p>
          </table:table-cell>
          <table:table-cell table:style-name="Таблица3.A2" office:value-type="string">
            <text:p text:style-name="P31">Пройдено</text:p>
          </table:table-cell>
          <table:table-cell table:style-name="Таблица3.F2" office:value-type="string">
            <text:p text:style-name="P38">Григорян Э. Г.</text:p>
          </table:table-cell>
        </table:table-row>
        <text:soft-page-break/>
        <table:table-row table:style-name="Таблица3.1">
          <table:table-cell table:style-name="Таблица3.A2" office:value-type="string">
            <text:p text:style-name="P39">2</text:p>
          </table:table-cell>
          <table:table-cell table:style-name="Таблица3.A2" office:value-type="string">
            <text:p text:style-name="P31">Создание нового заказа на изготовление багета</text:p>
          </table:table-cell>
          <table:table-cell table:style-name="Таблица3.A2" office:value-type="string">
            <text:p text:style-name="P31">Заказ сохраняется в базе данных, присваивается номер</text:p>
          </table:table-cell>
          <table:table-cell table:style-name="Таблица3.A2" office:value-type="string">
            <text:p text:style-name="P31">Заказ сохраняется в базе данных, присваивается номер</text:p>
          </table:table-cell>
          <table:table-cell table:style-name="Таблица3.A2" office:value-type="string">
            <text:p text:style-name="P31">Пройдено</text:p>
          </table:table-cell>
          <table:table-cell table:style-name="Таблица3.F2" office:value-type="string">
            <text:p text:style-name="P38">Григорян Э. Г.</text:p>
          </table:table-cell>
        </table:table-row>
        <table:table-row table:style-name="Таблица3.1">
          <table:table-cell table:style-name="Таблица3.A2" office:value-type="string">
            <text:p text:style-name="P39">3</text:p>
          </table:table-cell>
          <table:table-cell table:style-name="Таблица3.A2" office:value-type="string">
            <text:p text:style-name="P31">Изменение статуса заказа мастером производства</text:p>
          </table:table-cell>
          <table:table-cell table:style-name="Таблица3.A2" office:value-type="string">
            <text:p text:style-name="P31">Статус заказа обновляется в системе</text:p>
          </table:table-cell>
          <table:table-cell table:style-name="Таблица3.A2" office:value-type="string">
            <text:p text:style-name="P31">Статус заказа обновляется в системе</text:p>
          </table:table-cell>
          <table:table-cell table:style-name="Таблица3.A2" office:value-type="string">
            <text:p text:style-name="P31">Пройдено</text:p>
          </table:table-cell>
          <table:table-cell table:style-name="Таблица3.F2" office:value-type="string">
            <text:p text:style-name="P38">Григорян Э. Г.</text:p>
          </table:table-cell>
        </table:table-row>
        <table:table-row table:style-name="Таблица3.1">
          <table:table-cell table:style-name="Таблица3.A2" office:value-type="string">
            <text:p text:style-name="P39">4</text:p>
          </table:table-cell>
          <table:table-cell table:style-name="Таблица3.A2" office:value-type="string">
            <text:p text:style-name="P31">Оформление продажи готового товара</text:p>
          </table:table-cell>
          <table:table-cell table:style-name="Таблица3.A2" office:value-type="string">
            <text:p text:style-name="P31"><text:span text:style-name="T9">У</text:span>меньшение остатков товара</text:p>
          </table:table-cell>
          <table:table-cell table:style-name="Таблица3.A2" office:value-type="string">
            <text:p text:style-name="P31"><text:span text:style-name="T9">У</text:span>меньшение остатков товара</text:p>
          </table:table-cell>
          <table:table-cell table:style-name="Таблица3.A2" office:value-type="string">
            <text:p text:style-name="P31">Пройдено</text:p>
          </table:table-cell>
          <table:table-cell table:style-name="Таблица3.F2" office:value-type="string">
            <text:p text:style-name="P38">Григорян Э. Г.</text:p>
          </table:table-cell>
        </table:table-row>
        <table:table-row table:style-name="Таблица3.6">
          <table:table-cell table:style-name="Таблица3.A2" office:value-type="string">
            <text:p text:style-name="P39">5</text:p>
          </table:table-cell>
          <table:table-cell table:style-name="Таблица3.A2" office:value-type="string">
            <text:p text:style-name="P31">Одновременная работа нескольких пользователей</text:p>
          </table:table-cell>
          <table:table-cell table:style-name="Таблица3.A2" office:value-type="string">
            <text:p text:style-name="P31">Отсутствие конфликтов и потери данных<text:tab/></text:p>
          </table:table-cell>
          <table:table-cell table:style-name="Таблица3.A2" office:value-type="string">
            <text:p text:style-name="P31">Отсутствие конфликтов и потери данных<text:tab/></text:p>
          </table:table-cell>
          <table:table-cell table:style-name="Таблица3.A2" office:value-type="string">
            <text:p text:style-name="P31">Пройдено</text:p>
          </table:table-cell>
          <table:table-cell table:style-name="Таблица3.F2" office:value-type="string">
            <text:p text:style-name="P38">Григорян Э. Г.</text:p>
          </table:table-cell>
        </table:table-row>
      </table:table>
      <text:h text:style-name="P40" text:outline-level="1" text:is-list-header="true"><text:tab/><text:span text:style-name="T13">3 Анализ сложностей при разработке документации</text:span></text:h>
      <text:p text:style-name="P41">Основная сложность при разработке документации заключалась в необходимости создания материалов, которые были бы одновременно понятны разным категориям пользователей - техническим специалистам, осуществляющим внедрение, и конечным пользователям системы (продавцам и мастерам) с различным уровнем компьютерной грамотности. Это требовало нахождения баланса между технической точностью и простотой изложения. Дополнительной задачей было обеспечение соответствия руководства оператора нормативным требованиям ГОСТ 19.505-79, что накладывало определённые ограничения на структуру и стиль документа.</text:p>
      <text:h text:style-name="P42" text:outline-level="1"><text:span text:style-name="T16">4 </text:span><text:span text:style-name="T17">Вывод</text:span></text:h>
      <text:p text:style-name="P14">В результате выполнения работы были успешно сформированы практические навыки, связанные с полным циклом создания документации для внедрения программного обеспечения. Была изучена и применена на практике типовая структура комплекта документов, включающая сценарий внедрения, руководство оператора, инструкцию по установке, протокол тестирования и отчётные формы. Ключевым приобретённым умением стало понимание принципиальных различий в составлении документов для технических <text:soft-page-break/>исполнителей и конечных пользователей, а также важности адаптации языка, уровня детализации и структуры под конкретную целевую аудиторию.</text:p>
      <text:p text:style-name="P14">Было подтверждено, что чёткая, структурированная и соответствующая стандартам документация выполняет несколько критически важных функций: она служит пошаговым планом для команды внедрения, минимизируя риски ошибок и задержек; является эффективным инструментом обучения пользователей, сокращая время их адаптации; и выступает формальным основанием для приёмки работы, фиксируя критерии готовности системы. Кроме того, работа над документацией позволила глубже понять жизненный цикл программного продукта после завершения его разработки, в фазе внедрения и передачи заказчику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Astra Serif" svg:font-family="'PT Astra Serif'" style:font-family-generic="roman" style:font-pitch="variable"/>
    <style:font-face style:name="PT Astra Serif1" svg:font-family="'PT Astra Serif'" style:font-adornments="Жирный" style:font-family-generic="roman" style:font-pitch="variable"/>
    <style:font-face style:name="PT Astra Serif2" svg:font-family="'PT Astra Serif'" style:font-adornments="Обычный" style:font-family-generic="roman" style:font-pitch="variable"/>
    <style:font-face style:name="Source Code Pro" svg:font-family="'Source Code Pro'" style:font-adornments="Обычный" style:font-pitch="fixed"/>
    <style:font-face style:name="Source Code Pro Semibold" svg:font-family="'Source Code Pro Semibold'" style:font-adornments="Обычный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01cm" style:contextual-spacing="true" fo:line-height="120%" fo:text-align="justify" style:justify-single-word="false" fo:text-indent="1.251cm" style:auto-text-indent="false" style:page-number="auto"/>
      <style:text-properties style:font-name="PT Astra Serif2" fo:font-family="'PT Astra Serif'" style:font-style-name="Обычный" style:font-family-generic="roman" style:font-pitch="variable" fo:font-size="14p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chapter" style:master-page-name="">
      <style:paragraph-properties fo:margin-top="0cm" fo:margin-bottom="0.199cm" style:contextual-spacing="true" fo:line-height="120%" fo:text-indent="1.251cm" style:auto-text-indent="false" style:page-number="auto"/>
      <style:text-properties style:font-name="PT Astra Serif2" fo:font-family="'PT Astra Serif'" style:font-style-name="Обычный" style:font-family-generic="roman" style:font-pitch="variable" fo:font-size="15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style:font-name="PT Astra Serif2" fo:font-family="'PT Astra Serif'" style:font-style-name="Обычный" style:font-family-generic="roman" style:font-pitch="variable" fo:font-size="10pt" style:font-size-asian="10pt" style:font-size-complex="10pt"/>
    </style:style>
    <style:style style:name="Drawing" style:family="paragraph" style:parent-style-name="Caption" style:class="extra" style:master-page-name="">
      <style:paragraph-properties fo:margin-top="0cm" fo:margin-bottom="0cm" style:contextual-spacing="false" fo:line-height="100%" fo:text-align="center" style:justify-single-word="false" style:page-number="auto" fo:padding="0cm" fo:border="none">
        <style:tab-stops/>
      </style:paragraph-properties>
      <style:text-properties style:font-name="PT Astra Serif2" fo:font-family="'PT Astra Serif'" style:font-style-name="Обычный" style:font-family-generic="roman" style:font-pitch="variable" fo:font-size="14pt" fo:font-style="normal"/>
    </style:style>
    <style:style style:name="Основной_20_текст_20_на_20_титульной" style:display-name="Основной текст на титульной" style:family="paragraph" style:parent-style-name="Standard">
      <style:paragraph-properties fo:margin-top="0cm" fo:margin-bottom="0cm" style:contextual-spacing="true" fo:line-height="150%" fo:text-align="center" style:justify-single-word="false"/>
      <style:text-properties style:font-name="PT Astra Serif" fo:font-family="'PT Astra Serif'" style:font-family-generic="roman" style:font-pitch="variable" fo:font-size="14pt" style:font-size-asian="14pt" style:font-size-complex="14pt"/>
    </style:style>
    <style:style style:name="Заголовок_20_1_20_на_20_титульной" style:display-name="Заголовок 1 на титульной" style:family="paragraph" style:parent-style-name="Text_20_body">
      <style:paragraph-properties fo:margin-top="0cm" fo:margin-bottom="0cm" style:contextual-spacing="true" fo:line-height="120%" fo:text-align="center" style:justify-single-word="false" fo:text-indent="0cm" style:auto-text-indent="false"/>
      <style:text-properties style:font-name="PT Astra Serif1" fo:font-family="'PT Astra Serif'" style:font-style-name="Жирный" style:font-family-generic="roman" style:font-pitch="variable" fo:font-size="20pt" fo:font-weight="bold" style:font-size-asian="14pt" style:font-weight-asian="bold" style:font-size-complex="14pt" style:font-weight-complex="bold"/>
    </style:style>
    <style:style style:name="Блок_20_научного_20_руководителя" style:display-name="Блок научного руководителя" style:family="paragraph" style:parent-style-name="Text_20_body">
      <loext:graphic-properties draw:fill="none" draw:fill-color="#729fcf"/>
      <style:paragraph-properties fo:margin-left="11.299cm" fo:margin-right="0cm" fo:margin-top="0cm" fo:margin-bottom="0.25cm" style:contextual-spacing="true" fo:line-height="120%" fo:text-align="start" style:justify-single-word="false" fo:text-indent="0cm" style:auto-text-indent="false" fo:background-color="transparent"/>
      <style:text-properties style:font-name="PT Astra Serif" fo:font-family="'PT Astra Serif'" style:font-family-generic="roman" style:font-pitch="variable" fo:font-size="14pt" style:font-size-asian="14pt" style:font-size-complex="14pt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left="0cm" fo:margin-top="1cm" fo:margin-bottom="0cm" style:contextual-spacing="false" fo:line-height="150%" fo:text-align="start" style:justify-single-word="false" fo:text-indent="1.251cm" style:auto-text-indent="false" style:page-number="auto"/>
      <style:text-properties style:font-name="PT Astra Serif1" fo:font-family="'PT Astra Serif'" style:font-style-name="Жирный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 style:master-page-name="">
      <style:paragraph-properties fo:margin-top="0.499cm" fo:margin-bottom="0cm" style:contextual-spacing="false" fo:line-height="150%" fo:text-indent="1.251cm" style:auto-text-indent="false" style:page-number="auto"/>
      <style:text-properties style:font-name="PT Astra Serif1" fo:font-family="'PT Astra Serif'" style:font-style-name="Жирный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line-height="100%" fo:text-align="start" style:justify-single-word="false" fo:orphans="0" fo:widows="0" style:page-number="auto" text:number-lines="false" text:line-number="0"/>
      <style:text-properties style:font-name="PT Astra Serif2" fo:font-family="'PT Astra Serif'" style:font-style-name="Обычный" style:font-family-generic="roman" style:font-pitch="variable" fo:font-size="12pt"/>
    </style:style>
    <style:style style:name="Table" style:family="paragraph" style:parent-style-name="Caption" style:class="extra" style:master-page-name="">
      <style:paragraph-properties fo:margin-top="0cm" fo:margin-bottom="0cm" style:contextual-spacing="false" fo:line-height="150%" style:page-number="auto"/>
      <style:text-properties style:font-name="PT Astra Serif2" fo:font-family="'PT Astra Serif'" style:font-style-name="Обычный" style:font-family-generic="roman" style:font-pitch="variable" fo:font-size="14pt" fo:font-style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Примечание" style:family="paragraph" style:parent-style-name="Text_20_body">
      <style:text-properties fo:font-size="12pt" style:font-size-asian="12pt" style:font-size-complex="12pt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cm" fo:margin-top="0cm" fo:margin-bottom="1cm" style:contextual-spacing="true" fo:line-height="150%" fo:text-align="center" style:justify-single-word="false" fo:text-indent="0cm" style:auto-text-indent="false" style:page-number="auto" text:number-lines="false" text:line-number="0"/>
      <style:text-properties style:font-name="PT Astra Serif1" fo:font-family="'PT Astra Serif'" style:font-style-name="Жир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PT Astra Serif2" fo:font-family="'PT Astra Serif'" style:font-style-name="Обычный" style:font-family-generic="roman" style:font-pitch="variable" fo:font-size="14pt"/>
    </style:style>
    <style:style style:name="Contents_20_2" style:display-name="Contents 2" style:family="paragraph" style:parent-style-name="Index" style:class="index">
      <style:paragraph-properties fo:margin-left="1.251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PT Astra Serif2" fo:font-family="'PT Astra Serif'" style:font-style-name="Обычный" style:font-family-generic="roman" style:font-pitch="variable" fo:font-size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line-height="150%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PT Astra Serif2" fo:font-family="'PT Astra Serif'" style:font-style-name="Обычный" style:font-family-generic="roman" style:font-pitch="variable" fo:font-size="12pt"/>
    </style:style>
    <style:style style:name="Contents_20_3" style:display-name="Contents 3" style:family="paragraph" style:parent-style-name="Index" style:class="index">
      <style:paragraph-properties fo:margin-left="2.499cm" fo:line-height="150%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PT Astra Serif2" fo:font-family="'PT Astra Serif'" style:font-style-name="Обычный" style:font-family-generic="roman" style:font-pitch="variable" fo:font-size="14pt"/>
    </style:style>
    <style:style style:name="Листинг" style:family="paragraph" style:parent-style-name="Caption" style:master-page-name="">
      <style:paragraph-properties fo:margin-top="0.3cm" fo:margin-bottom="0.3cm" style:contextual-spacing="false" fo:line-height="100%" fo:text-align="justify" style:justify-single-word="false" style:page-number="auto"/>
      <style:text-properties style:font-name="PT Astra Serif2" fo:font-family="'PT Astra Serif'" style:font-style-name="Обычный" style:font-family-generic="roman" style:font-pitch="variable" fo:font-size="14pt" fo:font-style="normal"/>
    </style:style>
    <style:style style:name="Оформление_20_кода" style:display-name="Оформление кода" style:family="paragraph" style:parent-style-name="Table_20_Contents" style:master-page-name="">
      <style:paragraph-properties fo:line-height="150%" fo:text-align="start" style:justify-single-word="false" style:page-number="auto"/>
      <style:text-properties style:font-name="Source Code Pro Semibold" fo:font-family="'Source Code Pro Semibold'" style:font-style-name="Обычный" style:font-pitch="fixed" fo:font-size="11pt" fo:font-weight="600"/>
    </style:style>
    <style:style style:name="Frame_20_contents" style:display-name="Frame contents" style:family="paragraph" style:parent-style-name="Standard" style:class="extra"/>
    <style:style style:name="Заголовок_20_2_20_на_20_титульной" style:display-name="Заголовок 2 на титульной" style:family="paragraph" style:parent-style-name="Основной_20_текст_20_на_20_титульной">
      <style:paragraph-properties fo:line-height="120%"/>
      <style:text-properties fo:font-size="18pt" style:font-size-asian="16pt" style:font-size-complex="16pt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cm" fo:margin-bottom="0cm" style:contextual-spacing="false" fo:line-height="150%" fo:text-indent="1.251cm" style:auto-text-indent="false"/>
      <style:text-properties style:font-name="PT Astra Serif1" fo:font-family="'PT Astra Serif'" style:font-style-name="Жирный" style:font-family-generic="roman" style:font-pitch="variable" fo:font-size="14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Заголовок_20_3_20_на_20_титульной" style:display-name="Заголовок 3 на титульной" style:family="paragraph" style:parent-style-name="Заголовок_20_1_20_на_20_титульной">
      <style:text-properties fo:font-size="16pt" officeooo:rsid="003ec6b8" style:font-size-asian="16pt" style:font-size-complex="1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Консольный_20_вывод" style:display-name="Консольный вывод" style:family="paragraph" style:parent-style-name="Text_20_body">
      <loext:graphic-properties draw:fill="solid" draw:fill-color="#f5f5f5"/>
      <style:paragraph-properties fo:margin-top="0cm" fo:margin-bottom="0cm" style:contextual-spacing="true" fo:text-align="start" style:justify-single-word="false" fo:text-indent="0cm" style:auto-text-indent="false" fo:background-color="#f5f5f5" fo:padding="0.3cm" fo:border="0.74pt solid #000000"/>
      <style:text-properties style:font-name="Source Code Pro" fo:font-family="'Source Code Pro'" style:font-style-name="Обычный" style:font-pitch="fixed" fo:font-size="12pt" officeooo:rsid="0065057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Ведомство_20_учреждение" style:display-name="Ведомство учреждение" style:family="paragraph" style:parent-style-name="Основной_20_текст_20_на_20_титульной">
      <style:paragraph-properties fo:line-height="100%"/>
    </style:style>
    <style:style style:name="Ведомство_20_и_20_организация" style:display-name="Ведомство и организация" style:family="paragraph" style:parent-style-name="Основной_20_текст_20_на_20_титульной">
      <style:paragraph-properties fo:line-height="100%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Нумерация_20_строк_20_в_20_таблице" style:display-name="Нумерация строк в таблице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801cm" fo:text-indent="-0.55cm" fo:margin-left="0.80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строк_20_кода" style:display-name="Нумерация строк кода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источников" style:display-name="Нумерация источников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Footnote" style:page-layout-name="Mpm3" draw:style-name="Mdp1"/>
    <style:master-page style:name="Endnote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7T02:27:14.612440458</meta:creation-date>
    <meta:editing-duration>PT32M58S</meta:editing-duration>
    <meta:editing-cycles>7</meta:editing-cycles>
    <meta:generator>LibreOffice/25.2.7.2$Windows_X86_64 LibreOffice_project/5cbfd1ab6520636bb5f7b99185aa69bd7456825d</meta:generator>
    <dc:date>2025-12-22T14:45:40.731784500</dc:date>
    <meta:document-statistic meta:table-count="3" meta:image-count="0" meta:object-count="0" meta:page-count="7" meta:paragraph-count="121" meta:word-count="1237" meta:character-count="10131" meta:non-whitespace-character-count="9003"/>
  </office:meta>
</office:document-meta>
</file>